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d753" officeooo:paragraph-rsid="000bd753"/>
    </style:style>
    <style:style style:name="P2" style:family="paragraph" style:parent-style-name="Standard">
      <style:text-properties fo:font-weight="bold" officeooo:rsid="000bd753" officeooo:paragraph-rsid="000bd75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Приложение 1.0 Подсчет коммуналки</text:h>
      <text:p text:style-name="P1"><text:line-break/><text:line-break/><text:span text:style-name="T1">1. Изи стори: </text:span><text:line-break/><text:line-break/>Каждый месяц нам нужно платить за квартиру.<text:line-break/>Это фиксированная сумма — 30000 + отдельно оплачиваются коммунальные услуги.<text:line-break/>Оплата за коммунальные услуги всегда разная.<text:line-break/><text:line-break/>Я хочу вводить стоимость коммунальных услуг, указывая сумму, месяц и год.<text:line-break/>На выходе я хочу получать общую сумму, которую мы платим в этом месяце.<text:line-break/><text:line-break/>Месяц, год и общая сумма должна сохраняться в отдельном файле.</text:p>
      <text:p text:style-name="P1"/>
      <text:p text:style-name="P1"/>
      <text:p text:style-name="P2">2. Поэтапный план работы:</text:p>
      <text:p text:style-name="P1"><text:line-break/><text:line-break/>1. БАЗОВАЯ ВЕРСИЯ (ядро)</text:p>
      <text:p text:style-name="P1"><text:s text:c="3"/>- Ввод месяца, года, суммы</text:p>
      <text:p text:style-name="P1"><text:s text:c="3"/>- Расчет и вывод</text:p>
      <text:p text:style-name="P1"/>
      <text:p text:style-name="P1">2. ПРОВЕРКИ ВВОДА</text:p>
      <text:p text:style-name="P1"><text:s text:c="3"/>- Проверка корректности данных</text:p>
      <text:p text:style-name="P1"><text:s text:c="3"/>- Защита от ошибок</text:p>
      <text:p text:style-name="P1"/>
      <text:p text:style-name="P1">3. СОХРАНЕНИЕ ДАННЫХ</text:p>
      <text:p text:style-name="P1"><text:s text:c="3"/>- Запись в файл</text:p>
      <text:p text:style-name="P1"><text:s text:c="3"/>- Чтение из файла</text:p>
      <text:p text:style-name="P1"/>
      <text:p text:style-name="P1">4. МЕНЮ И ИНТЕРФЕЙС</text:p>
      <text:p text:style-name="P1"><text:s text:c="3"/>- Главное меню</text:p>
      <text:p text:style-name="P1"><text:s text:c="3"/>- Навигация</text:p>
      <text:p text:style-name="P1"/>
      <text:p text:style-name="P1">5. УКРАШЕНИЯ И ДОПОЛНИТЕЛЬНЫЕ ФУНКЦИИ</text:p>
      <text:p text:style-name="P1"><text:s text:c="3"/>- Статистика</text:p>
      <text:p text:style-name="P1"><text:s text:c="3"/>- Форматирование</text:p>
      <text:p text:style-name="P1">- Особые фичи</text:p>
      <text:p text:style-name="P1"/>
      <text:p text:style-name="P1"/>
      <text:p text:style-name="P2">3. Реализация. Этап 1:</text:p>
      <text:p text:style-name="P2"/>
      <text:p text:style-name="P2"># ПРОГРАММА: Учет расходов за квартиру</text:p>
      <text:p text:style-name="P2"># ВЕРСИЯ: 1.0 - Базовая</text:p>
      <text:p text:style-name="P2"># АВТОР: Артем</text:p>
      <text:p text:style-name="P2"/>
      <text:p text:style-name="P2"># Константа</text:p>
      <text:p text:style-name="P2">FIXED_RENT = 30000</text:p>
      <text:p text:style-name="P2"/>
      <text:p text:style-name="P2">print("=== Учет расходов за квартиру ===")</text:p>
      <text:p text:style-name="P2"><text:soft-page-break/></text:p>
      <text:p text:style-name="P2"># 1. Ввод данных</text:p>
      <text:p text:style-name="P2">month = input("Введите месяц (например: 'Май'): ")</text:p>
      <text:p text:style-name="P2">year = input("Введите год (например: '2024'): ")</text:p>
      <text:p text:style-name="P2">utilities = float(input("Введите сумму за коммуналку: "))</text:p>
      <text:p text:style-name="P2"/>
      <text:p text:style-name="P2"># 2. Расчет</text:p>
      <text:p text:style-name="P2">total = FIXED_RENT + utilities</text:p>
      <text:p text:style-name="P2"/>
      <text:p text:style-name="P2"># 3. Вывод результата</text:p>
      <text:p text:style-name="P2">print("\n=== ИТОГ ===")</text:p>
      <text:p text:style-name="P2">print(f"За {month} {year}:")</text:p>
      <text:p text:style-name="P2">print(f"Квартплата: {FIXED_RENT} руб.")</text:p>
      <text:p text:style-name="P2">print(f"Коммуналка: {utilities} руб.")</text:p>
      <text:p text:style-name="P2">print(f"Всего: {total} руб."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0T20:03:44.161000000</meta:creation-date>
    <dc:date>2025-12-10T20:25:34.658000000</dc:date>
    <meta:editing-duration>PT11M35S</meta:editing-duration>
    <meta:editing-cycles>1</meta:editing-cycles>
    <meta:document-statistic meta:table-count="0" meta:image-count="0" meta:object-count="0" meta:page-count="2" meta:paragraph-count="38" meta:word-count="204" meta:character-count="1347" meta:non-whitespace-character-count="1142"/>
    <meta:generator>LibreOffice/24.2.1.2$Windows_X86_64 LibreOffice_project/db4def46b0453cc22e2d0305797cf981b68ef5ac</meta:generator>
  </office:meta>
</office:document-meta>
</file>